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31211518"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1">%=LETTRE_PARA4=%</text:p>
      <text:list xml:id="list31232807"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">%=<text:span text:style-name="T3">remLineWhenBlank(</text:span>LETTRE_PARA6,1)=%</text:p>
      <text:p text:style-name="P9"/>
      <text:p text:style-name="P1">%=remLineWhenBlank(LETTRE_PARA7,1)=%</text:p>
      <text:p text:style-name="P9"/>
      <text:p text:style-name="P1">%=remLineWhenBlank(LETTRE_PARA8,1)=%</text:p>
      <text:p text:style-name="P1"/>
      <text:p text:style-name="P10">%#include <text:s/>signatures/standard#%</text:p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7-06-06T11:04:10.38</dc:date>
    <meta:print-date>2008-11-18T12:45:06</meta:print-date>
    <meta:editing-cycles>262</meta:editing-cycles>
    <meta:editing-duration>PT18H4M11S</meta:editing-duration>
    <meta:document-statistic meta:table-count="0" meta:image-count="0" meta:object-count="0" meta:page-count="1" meta:paragraph-count="22" meta:word-count="39" meta:character-count="908"/>
    <meta:user-defined meta:name="Info 1"/>
    <meta:user-defined meta:name="Info 2"/>
    <meta:user-defined meta:name="Info 3"/>
    <meta:user-defined meta:name="Info 4"/>
  </office:meta>
</office:document-meta>
</file>